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ice Search Protocol Description</text:p>
      <text:p text:style-name="Standard"/>
      <text:p text:style-name="Standard">Device search is to find out how many devices are on the current network by sending UDP multicast packets to the LAN. The agreement is looking for the http protocol. At the end of each line, there must be a terminator "\r\n", and the end of the package must have a package terminator "\r\n\r\n"</text:p>
      <text:p text:style-name="Standard"/>
      <text:p text:style-name="Standard">Cseq: Incrementing the field</text:p>
      <text:p text:style-name="Standard">Content-Length Content length field</text:p>
      <text:p text:style-name="Standard">Authorization:Basic For the username and password fields.</text:p>
      <text:p text:style-name="Standard">The multicast address is：239.255.250.150</text:p>
      <text:p text:style-name="Standard">The multicast port is：8002</text:p>
      <text:p text:style-name="Standard">Broadcast：255.255.255.255</text:p>
      <text:p text:style-name="Standard">Broadcast Port：12222</text:p>
      <text:p text:style-name="Standard"/>
      <text:p text:style-name="Standard">1. Search for content SEARCH * HDS/1.0 Cseq:1</text:p>
      <text:p text:style-name="Standard">Client-ID: nvmOPxEnYfQRAeLFdsMrpBbnMDbEPiMC Accept-Type:text/HDP Content-Length:0</text:p>
      <text:p text:style-name="Standard">Client-ID:The field can be any character as long as the above. Play a role in identification. The content will be used later.</text:p>
      <text:p text:style-name="Standard"/>
      <text:p text:style-name="Standard">2. Search response content HDS/1.0 200 OK CSeq:1 Client-ID:OnTfteozpZPJNaeROjIPxYUXXCLaBEuj Content-Type:text/HDP Content-Length:632</text:p>
      <text:p text:style-name="Standard">Segment-Num:2 Segment-Seq:1 Data-Length:440</text:p>
      <text:p text:style-name="Standard">Device-ID=TlyDCswmpNSzptQPyHKvIdUFdUUMbpdv Device-Model=V1.0.0.1 Device-Name=IPCAM IP=192.168.1.25 MASK=255.255.255.0 MAC=00:03:89:11:10:25 Gateway=192.168.1.1 Software-Version=V0.1.1.2</text:p>
      <text:p text:style-name="Standard">Web-Version=V1.0.1 Http-Port=80 Rtsp-Port=554 Dhcp=0 Ddns=0 Fdns=192.168.1.1 Sdns= Device-Type=C5F0S7Z0N0P0L0 C_Product=123123123 C_Vendor=SE DDNS-Enable=1 DDNS-Host=www.nwsvr.com DDNS-Port=80 DDNS-User= DDNS-Passwd= DDNS-Domain= DDNS-Interval= Segment-Seq:2 Data-Length:107</text:p>
      <text:p text:style-name="Standard">[dev-media-info] cam-count=1 [cam1] id=1 stream-count=2 [cam1-stream1] id=11 [cam1-stream2]</text:p>
      <text:p text:style-name="Standard">id=12</text:p>
      <text:p text:style-name="Standard"/>
      <text:p text:style-name="Standard"/>
      <text:p text:style-name="Standard">Field Description Device-ID Device unique ID number. Every device is different. The device generates itself. Need to be used during setup. Device-Name Device Name The IP address of the IP device. The subnet mask of the MASK device. MAC address of the MAC device. Gateway Gateway Http-Port Port Number Software-Version Device Software Version Number Dhcp Dynamic IP, 0 is the specified IP, 1 is the automatic IP. Ddns dynamic DNS flag, 0 is the manual DNS setting, 1 is the dynamic DNS. Fdns preferred DNS Sdns alternate DNS</text:p>
      <text:p text:style-name="Standard"/>
      <text:p text:style-name="Standard">Device-Type Device Type C_Product Custom Device Name C_Vendor Custom Vendor Information DDNS-Enable Starts the vendor dynamic domain name, y is started, and n is closed. DDNS-User username DDNS-Passwd password DDNS-Host server address DDNS-Port server port number</text:p>
      <text:p text:style-name="Standard"/>
      <text:p text:style-name="Standard"/>
      <text:p text:style-name="Standard">2. Set network parameters Send the content as follows： CMD * HDS/1.0 CSeq:2 Client-ID:dNAgrwFVXSsAGHeOSZVJXTzkSkPotYOB Accept-Type:text/HDP Authorization:Basic admin:admin Device-ID:PDhAKgKRUawLAosfozCCSHMrhqrfMgtV Content-Length:102</text:p>
      <text:p text:style-name="Standard"><text:soft-page-break/>netconf set -ipaddr 192.168.1.7 -netmask 255.255.255.0 -gateway 192.168.1.1 -dhcp off -fdnsip 192.168.1.2 -sdnsip 211.23.12.13 -dnsstat 0. Field Description Authorization:Basic admin:admin The admin before ":" is the user name, and the admin is the password. The number of characters in the Content-Length content. -ipaddr IP Camera IP Address - netmask Subnet Mask - Gateway Gateway - dhcp Dynamic IP Get, off Statically Specify IP, On Dynamically Assign IP -fdnsip Preferred DNS - sdnsip Alternate DNS - dnsstat DNS Get Mode, 0 Specify DNS, 1 Auto Get DNS</text:p>
      <text:p text:style-name="Standard"/>
      <text:p text:style-name="Standard">Device reply information is as follows： MCTP/1.0 200 OK CSeq:2 Client-ID:dNAgrwFVXSsAGHeOSZVJXTzkSkPotYOB Device-ID:PDhAKgKRUawLAosfozCCSHMrhqrfMgtV Content-Type:text/HDP Content-Length:83</text:p>
      <text:p text:style-name="Standard">Segment-Num:1 Segment-Seq:1</text:p>
      <text:p text:style-name="Standard"/>
      <text:p text:style-name="Standard">Data-Length:35</text:p>
      <text:p text:style-name="Standard">[Success]set <text:s/>net information OK!</text:p>
      <text:p text:style-name="Standard"/>
      <text:p text:style-name="Standard">200 OK net information OK The representative setup is successful. Otherwise, the setup fails. 3. Set the port number. The content is as follows:： CMD * HDS/1.0 CSeq:3 Client-ID:pWtfObcNpgISvBrGUfwqitVhUjWCJCbU Accept-Type:text/HDP Authorization:Basic admin:admin Device-ID:TFLoSreSpZhDLLgNKTtYlJugtrWNQmWq Content-Length:28</text:p>
      <text:p text:style-name="Standard"/>
      <text:p text:style-name="Standard">Httpport set -httpport 8000. Field Description Authorization:Basic admin:admin The admin before ":" is the username, and the admin is the password -httpport network camera port. The network camera will automatically restart after modifying the port. Up to 65536</text:p>
      <text:p text:style-name="Standard"/>
      <text:p text:style-name="Standard">reply message MCTP/1.0 200 OK CSeq:3 Client-ID:xfNCfsSuTxkTqBQPPFQAEeoSDWtHlThx Device-ID:(.. Content-Type:text/HDP Content-Length:71</text:p>
      <text:p text:style-name="Standard">Segment-Num:1 Segment-Seq:1 Data-Length:23</text:p>
      <text:p text:style-name="Standard">[Success] set port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1T20:51:18.41</meta:creation-date>
    <dc:date>2019-11-11T21:04:02.53</dc:date>
    <meta:editing-duration>PT12M44S</meta:editing-duration>
    <meta:editing-cycles>2</meta:editing-cycles>
    <meta:generator>OpenOffice/4.1.7$Win32 OpenOffice.org_project/417m1$Build-9800</meta:generator>
    <meta:document-statistic meta:table-count="0" meta:image-count="0" meta:object-count="0" meta:page-count="2" meta:paragraph-count="31" meta:word-count="519" meta:character-count="4160"/>
  </office:meta>
</office:document-meta>
</file>